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596cm" svg:height="8.999cm" svg:x="11.665cm" svg:y="1.508cm">
            <draw:object draw:notify-on-update-of-ranges="Sheet1.B3:Sheet1.B3 Sheet1.D4:Sheet1.D9 Sheet1.C4:Sheet1.C9 Sheet1.B10:Sheet1.B10 Sheet1.D11:Sheet1.D16 Sheet1.C11:Sheet1.C16 Sheet1.B17:Sheet1.B17 Sheet1.D18:Sheet1.D31 Sheet1.C18:Sheet1.C31 Sheet1.B32:Sheet1.B32 Sheet1.D33:Sheet1.D46 Sheet1.C33:Sheet1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/>
          <table:table-cell table:formula="of:=&quot;double thrustLevel_rotor1(&quot;&amp;[.E3]&amp;&quot;,2)    #&quot;" office:value-type="string" office:string-value="double thrustLevel_rotor1(6,2)    #" calcext:value-type="string">
            <text:p>double thrustLevel_rotor1(6,2) <text:s text:c="3"/>#</text:p>
          </table:table-cell>
          <table:table-cell table:number-columns-repeated="2"/>
          <table:table-cell table:formula="of:=COUNT([.C4:.C9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]+5" office:value-type="float" office:value="11" calcext:value-type="float">
            <text:p>11</text:p>
          </table:table-cell>
          <table:table-cell table:formula="of:=[.D6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7]+1" office:value-type="float" office:value="12" calcext:value-type="float">
            <text:p>12</text:p>
          </table:table-cell>
          <table:table-cell table:formula="of:=[.D5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2(&quot;&amp;[.E10]&amp;&quot;,2)    #&quot;" office:value-type="string" office:string-value="double thrustLevel_rotor2(6,2)    #" calcext:value-type="string">
            <text:p>double thrustLevel_rotor2(6,2) <text:s text:c="3"/>#</text:p>
          </table:table-cell>
          <table:table-cell table:number-columns-repeated="2"/>
          <table:table-cell table:formula="of:=COUNT([.C11:.C16])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3]+5" office:value-type="float" office:value="11" calcext:value-type="float">
            <text:p>11</text:p>
          </table:table-cell>
          <table:table-cell table:formula="of:=[.D13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4]+1" office:value-type="float" office:value="12" calcext:value-type="float">
            <text:p>12</text:p>
          </table:table-cell>
          <table:table-cell table:formula="of:=[.D1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3(&quot;&amp;[.E17]&amp;&quot;,2)    #&quot;" office:value-type="string" office:string-value="double thrustLevel_rotor3(14,2)    #" calcext:value-type="string">
            <text:p>double thrustLevel_rotor3(14,2) <text:s text:c="3"/>#</text:p>
          </table:table-cell>
          <table:table-cell table:number-columns-repeated="2"/>
          <table:table-cell table:formula="of:=COUNT([.C18:.C31]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9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20]+5" office:value-type="float" office:value="11" calcext:value-type="float">
            <text:p>11</text:p>
          </table:table-cell>
          <table:table-cell table:formula="of:=[.D20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21]+1" office:value-type="float" office:value="12" calcext:value-type="float">
            <text:p>12</text:p>
          </table:table-cell>
          <table:table-cell table:formula="of:=[.D1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3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24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25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7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28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29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4(&quot;&amp;[.E32]&amp;&quot;,2)    #&quot;" office:value-type="string" office:string-value="double thrustLevel_rotor4(14,2)    #" calcext:value-type="string">
            <text:p>double thrustLevel_rotor4(14,2) <text:s text:c="3"/>#</text:p>
          </table:table-cell>
          <table:table-cell table:number-columns-repeated="2"/>
          <table:table-cell table:formula="of:=COUNT([.C33:.C46])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4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5]+5" office:value-type="float" office:value="11" calcext:value-type="float">
            <text:p>11</text:p>
          </table:table-cell>
          <table:table-cell table:formula="of:=[.D35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6]+1" office:value-type="float" office:value="12" calcext:value-type="float">
            <text:p>12</text:p>
          </table:table-cell>
          <table:table-cell table:formula="of:=[.D34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8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39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40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42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3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4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9:44.161000000</meta:creation-date>
    <meta:generator>LibreOffice/7.1.3.2$Windows_X86_64 LibreOffice_project/47f78053abe362b9384784d31a6e56f8511eb1c1</meta:generator>
    <dc:date>2022-02-20T18:26:13.457000000</dc:date>
    <meta:editing-duration>PT1H6M23S</meta:editing-duration>
    <meta:editing-cycles>21</meta:editing-cycles>
    <meta:document-statistic meta:table-count="1" meta:cell-count="9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legend chart:legend-position="end" svg:x="14.908cm" svg:y="3.454cm" style:legend-expansion="high" chart:style-name="ch2"/>
        <chart:plot-area chart:style-name="ch3" table:cell-range-address="Sheet1.C4:Sheet1.D9 Sheet1.B3:Sheet1.B3 Sheet1.B10:Sheet1.B10 Sheet1.D11:Sheet1.D16 Sheet1.B17:Sheet1.B17 Sheet1.D18:Sheet1.D31 Sheet1.B32:Sheet1.B32 Sheet1.D33:Sheet1.D46" chart:data-source-has-labels="row" svg:x="0.431cm" svg:y="0.18cm" svg:width="14.046cm" svg:height="8.64cm">
          <chart:coordinate-region svg:x="1.343cm" svg:y="0.38cm" svg:width="12.854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4:Sheet1.D9" chart:label-cell-address="Sheet1.B3:Sheet1.B3" chart:class="chart:scatter">
            <chart:domain table:cell-range-address="Sheet1.C4:Sheet1.C9"/>
            <chart:data-point chart:repeated="6"/>
          </chart:series>
          <chart:series chart:style-name="ch8" chart:values-cell-range-address="Sheet1.D11:Sheet1.D16" chart:label-cell-address="Sheet1.B10:Sheet1.B10" chart:class="chart:scatter">
            <chart:domain table:cell-range-address="Sheet1.C11:Sheet1.C16"/>
            <chart:data-point chart:repeated="6"/>
          </chart:series>
          <chart:series chart:style-name="ch9" chart:values-cell-range-address="Sheet1.D18:Sheet1.D31" chart:label-cell-address="Sheet1.B17:Sheet1.B17" chart:class="chart:scatter">
            <chart:domain table:cell-range-address="Sheet1.C18:Sheet1.C31"/>
            <chart:data-point chart:repeated="14"/>
          </chart:series>
          <chart:series chart:style-name="ch10" chart:values-cell-range-address="Sheet1.D33:Sheet1.D46" chart:label-cell-address="Sheet1.B32:Sheet1.B32" chart:class="chart:scatter">
            <chart:domain table:cell-range-address="Sheet1.C33:Sheet1.C46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1(6,2)    #</text:p>
                <draw:g>
                  <svg:desc>Sheet1.B3:Sheet1.B3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2(6,2)    #</text:p>
                <draw:g>
                  <svg:desc>Sheet1.B10:Sheet1.B10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3(14,2)    #</text:p>
                <draw:g>
                  <svg:desc>Sheet1.B17:Sheet1.B17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4(14,2)    #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0.25">
                <text:p>0.25</text:p>
                <draw:g>
                  <svg:desc>Sheet1.D4:Sheet1.D9</svg:desc>
                </draw:g>
              </table:table-cell>
              <table:table-cell office:value-type="float" office:value="0">
                <text:p>0</text:p>
                <draw:g>
                  <svg:desc>Sheet1.C11:Sheet1.C16</svg:desc>
                </draw:g>
              </table:table-cell>
              <table:table-cell office:value-type="float" office:value="0.25">
                <text:p>0.25</text:p>
                <draw:g>
                  <svg:desc>Sheet1.D11:Sheet1.D16</svg:desc>
                </draw:g>
              </table:table-cell>
              <table:table-cell office:value-type="float" office:value="0">
                <text:p>0</text:p>
                <draw:g>
                  <svg:desc>Sheet1.C18:Sheet1.C31</svg:desc>
                </draw:g>
              </table:table-cell>
              <table:table-cell office:value-type="float" office:value="0.25">
                <text:p>0.25</text:p>
                <draw:g>
                  <svg:desc>Sheet1.D18:Sheet1.D31</svg:desc>
                </draw:g>
              </table:table-cell>
              <table:table-cell office:value-type="float" office:value="0">
                <text:p>0</text:p>
                <draw:g>
                  <svg:desc>Sheet1.C33:Sheet1.C46</svg:desc>
                </draw:g>
              </table:table-cell>
              <table:table-cell office:value-type="float" office:value="0.25">
                <text:p>0.25</text:p>
                <draw:g>
                  <svg:desc>Sheet1.D33:Sheet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